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바탕" svg:font-family="바탕" style:font-family-generic="roman" style:font-pitch="variable"/>
    <style:font-face style:name="Arial" svg:font-family="Arial" style:font-family-generic="swiss" style:font-pitch="variable"/>
    <style:font-face style:name="Mangal" svg:font-family="Mangal" style:font-family-generic="system" style:font-pitch="variable"/>
    <style:font-face style:name="바탕1" svg:font-family="바탕" style:font-family-generic="system" style:font-pitch="variable"/>
  </office:font-face-decls>
  <office:automatic-styles>
    <style:style style:name="P1" style:family="paragraph" style:parent-style-name="Text_20_body">
      <style:paragraph-properties fo:text-align="center" style:justify-single-word="false"/>
      <style:text-properties fo:language="en" fo:country="US"/>
    </style:style>
    <style:style style:name="T1" style:family="text">
      <style:text-properties fo:language="en" fo:country="US"/>
    </style:style>
    <style:style style:name="T2" style:family="text">
      <style:text-properties style:language-asian="ko" style:country-asian="K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volution OS</text:p>
      <text:p text:style-name="P1"/>
      <text:p text:style-name="Text_20_body">과목 <text:span text:style-name="T1">: </text:span>오픈소스서비스개발방법론</text:p>
      <text:p text:style-name="Text_20_body">담당 <text:span text:style-name="T1">: </text:span>윤석찬</text:p>
      <text:p text:style-name="Text_20_body">학과 <text:span text:style-name="T1">: </text:span>전산통계</text:p>
      <text:p text:style-name="Text_20_body">학번 <text:span text:style-name="T1">: 02005-63051</text:span></text:p>
      <text:p text:style-name="Text_20_body">이름 <text:span text:style-name="T1">: </text:span>송성환</text:p>
      <text:p text:style-name="Text_20_body"/>
      <text:p text:style-name="Text_20_body"><text:span text:style-name="T1"><text:s/>J.T.S. Moore</text:span> 감독의 ‘<text:span text:style-name="T1">Revolution OS’</text:span>는 ‘<text:span text:style-name="T1">GNU/Linux’</text:span>에 대한 이야기이다<text:span text:style-name="T1">.</text:span></text:p>
      <text:p text:style-name="Text_20_body"><text:span text:style-name="T1"><text:s/></text:span>다큐 형식으로 보이는 이 영<text:span text:style-name="T2">상은 보는 내내 눈을 즐겁게 해 주었다. ‘Linux * Just For Fun(리눅스 * 그냥 재미로)’라는 자서선으로 내게 큰 감명을 준 Linus Torvalds(리눅스 토발즈)를 비롯하여 과격해보이는 행동과 한결같은 언행의 RMS(리차드 스톨만)등 유명 인사를 찾아보는 재미만으로도 시간은 금방 지나갔다.</text:span></text:p>
      <text:p text:style-name="Text_20_body"><text:span text:style-name="T2"><text:s/>다른 서적과 Wiki등을 통해 알고있던 내용도 있었지만, 처음 접하는 재미있는 내용들이 많았다. 이전까지 단순히 미닉스를 수정하여 만들었다고만 알고 있었던 Linux가 Sun OS를 모방하여 만들었다는것은 처음 알게 된 사실인데 이러한 내용들이 있어 유익했다.</text:span></text:p>
      <text:p text:style-name="Text_20_body"><text:span text:style-name="T2"><text:s/>RMS가 GNU의 설립 배경에 대해서 이야기할 때에는 살짝 흥분되었다. ‘반항’, ‘Hack’과 같은 과격한 단어를 이야기하며 천진난만하게 웃고 있는 그의 모습을 보며 학교에서의 나의 상황을 생각해 보았다(여러가지 문제로 인해 Net Client 5를 제거하고 사용하고 있다.). </text:span></text:p>
      <text:p text:style-name="Text_20_body"><text:span text:style-name="T2"><text:s/>누구인지 기억은 나지 않지만 학교에서만 가능하던 컴퓨팅을 집에서 더 저렴한 가격에 더 강력한 성능으로 할 수 있게 되었다고 말하는 모습을 보며 저런 사람들의 노력이 있었기에 지금처럼 편안한 컴퓨팅 환경이 생겨나게 되었구나라고 느꼈다.</text:span></text:p>
      <text:p text:style-name="Standard"><text:s/><text:span text:style-name="T2">여러가지 제한에 반대해 그 모든것을 처음부터 만들어 나가던 GNU, 골방에서 혼자 재미로 Linux를 만든 리눅스 토발즈, F/OSS로 안정적인 수익모델을 만들기 위해 노력하던 여러 사람들의 이야기를 듣고, Revolution이라는 단어가 정말 어울린다고 생각했다.</text:span></text:p>
      <text:p text:style-name="Standard"><text:span text:style-name="T2"><text:s/>OSS(오픈소스소프트웨어)는 10가지의 핵심 사항을 담고 있다. 자유로운 재배포, 소스코드의 공개, 파생 저작물의 인정, 저작자의 소스코드 원형 유지, 개인 및 단체에 대한 차별 금지, 사용 분야에 대한 차별 금지, 사용 허가의 배포, 특정 제품에만 유효한 사용 허가의 금지, 다른 소프트웨어를 제한하는 사용 허가의 금지, 라이센스 기술 중립성이 그 10가지 핵심 사항이다. 자유 소프트웨어와의 차이점은 OSS쪽이 조금 덜 빡빡하다는 점이다. 사실 OSS는 GPL의 엄격한 조항 때문에 상용 기업들이 참여를 꺼리기 때문에 나왔다고 볼 수 있으며, 이는 Linux World에서 RMS가 스타워즈에 비유하여 잘 설명했다.</text:span></text:p>
      <text:p text:style-name="Standard"><text:span text:style-name="T2"><text:s/>사실 F/OSS의 정확한 차이점은 불명확하게 보인다. 실 생활에서도 거의 동등하게 F/OSS라는 이름으로 사용하고 있으며, 각종 게시판등에서 진행되었던 토론등에서도 ‘너무 빡빡하게 하지 말고 F/OSS를 같은 개념으로 취급하고 진행하지’라는 취지의 글들을 많이 접할수 있었다.</text:span></text:p>
      <text:p text:style-name="Standard"><text:span text:style-name="T2"><text:s/>Revolution OS는 오픈소스 서비스 개발 방법론과목을 수강하는데 있어서 충분한 동기부여가 되었다. 약간의 설렘과 기대로 조심스럽게 찾아갔던 컴공과 수업은 그 첫 시간부터 좋은 인상을 남겨주었다.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바탕" svg:font-family="바탕" style:font-family-generic="roman" style:font-pitch="variable"/>
    <style:font-face style:name="Arial" svg:font-family="Arial" style:font-family-generic="swiss" style:font-pitch="variable"/>
    <style:font-face style:name="Mangal" svg:font-family="Mangal" style:font-family-generic="system" style:font-pitch="variable"/>
    <style:font-face style:name="바탕1" svg:font-family="바탕"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ko" style:country-asian="KR"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바탕" fo:font-size="12pt" fo:language="en" fo:country="US" style:letter-kerning="true" style:font-name-asian="바탕1" style:font-size-asian="12pt" style:language-asian="ko" style:country-asian="KR"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바탕1"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UNGHWAN SONG</meta:initial-creator>
    <meta:creation-date>2010-09-09T23:14:30.71</meta:creation-date>
    <dc:date>2010-09-09T23:56:40.94</dc:date>
    <dc:creator>SUNGHWAN SONG</dc:creator>
    <meta:editing-duration>PT00H42M01S</meta:editing-duration>
    <meta:editing-cycles>24</meta:editing-cycles>
    <meta:generator>OpenOffice.org/3.2$Win32 OpenOffice.org_project/320m18$Build-9502</meta:generator>
    <meta:document-statistic meta:table-count="0" meta:image-count="0" meta:object-count="0" meta:page-count="1" meta:paragraph-count="15" meta:word-count="407" meta:character-count="1518"/>
  </office:meta>
</office:document-meta>
</file>